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0 0 4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 fo:language="en" fo:country="US"/>
    </style:style>
    <style:style style:name="P13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1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18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3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6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7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8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0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3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6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7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9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0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P54" style:parent-style-name="Standard" style:family="paragraph">
      <style:paragraph-properties fo:margin-left="0.9847in" fo:text-indent="0.4923in">
        <style:tab-stops/>
      </style:paragraph-properties>
      <style:text-properties fo:language="en" fo:country="US"/>
    </style:style>
    <style:style style:name="P55" style:parent-style-name="Standard" style:family="paragraph">
      <style:paragraph-properties fo:margin-left="0.9847in" fo:text-indent="0.4923in">
        <style:tab-stops/>
      </style:paragraph-properties>
      <style:text-properties fo:language="en" fo:country="US"/>
    </style:style>
    <style:style style:name="P56" style:parent-style-name="Standard" style:family="paragraph">
      <style:paragraph-properties fo:margin-left="0.9847in" fo:text-indent="0.4923in">
        <style:tab-stops/>
      </style:paragraph-properties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style:font-name="Segoe UI Emoji" style:font-name-asian="Segoe UI Emoji" style:font-name-complex="Segoe UI Emoji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7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76" style:parent-style-name="DefaultParagraphFont" style:family="text">
      <style:text-properties style:font-name="Segoe UI Emoji" style:font-name-asian="Segoe UI Emoji" style:font-name-complex="Segoe UI Emoji"/>
    </style:style>
    <style:style style:name="P77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78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79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0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3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TO DEMO:</text:p>
      <text:p text:style-name="P2"/>
      <text:p text:style-name="P3">1 week :j</text:p>
      <text:p text:style-name="P4"><text:tab/>Improve Balance : sword swing is too slow.</text:p>
      <text:p text:style-name="P5"><text:tab/>Tutorials : how to open menu</text:p>
      <text:p text:style-name="P6"><text:tab/>Tutorials : how to use inside menu</text:p>
      <text:p text:style-name="P7"><text:tab/>!Skills : disable spin atack.<text:s text:c="2"/></text:p>
      <text:p text:style-name="P8"><text:tab/>Skills : disable second level skills and made them collectiable</text:p>
      <text:p text:style-name="P9"><text:tab/>Skills : add Enchante for every magic school</text:p>
      <text:p text:style-name="P10"/>
      <text:p text:style-name="P11">1 week :</text:p>
      <text:p text:style-name="P12"><text:tab/>Visual : Pipe close to wall with unmached fill</text:p>
      <text:p text:style-name="P13"><text:tab/>Visual : Enable Y sort for Top tiles Segment</text:p>
      <text:p text:style-name="P14"><text:tab/>Visual : Boxes are too big.</text:p>
      <text:p text:style-name="P15"><text:tab/>Visual :<text:s/>Disable quest menu in visible way.</text:p>
      <text:p text:style-name="P16"><text:tab/>Visual : Quit to menu after Mechanic Kill</text:p>
      <text:p text:style-name="P17"><text:tab/>Graphic : Location map.</text:p>
      <text:p text:style-name="P18"><text:tab/>Graphic : Location markers.</text:p>
      <text:p text:style-name="P19"/>
      <text:p text:style-name="P20">1 week :</text:p>
      <text:p text:style-name="P21"><text:tab/>Generation improve : New top<text:s/>of small tower - Puncher MKII as boss</text:p>
      <text:p text:style-name="P22"><text:tab/>Generaiton improve : Fill chest on<text:s/>ExampleTop.</text:p>
      <text:p text:style-name="P23"><text:tab/>Imporve Balance : Disable Mechanic tower if small towers are not cleared.</text:p>
      <text:p text:style-name="P24"><text:tab/>Generation improve : descriptions for small towers<text:tab/></text:p>
      <text:p text:style-name="P25"><text:tab/>!Generation improve : Add Empty room after reaching generation lenght. [should be first]</text:p>
      <text:p text:style-name="P26"/>
      <text:p text:style-name="P27">HARD TO GUESS HOW MANY WEEK:</text:p>
      <text:p text:style-name="P28"><text:tab/>Improve Balance : magic is too damnn strong.</text:p>
      <text:p text:style-name="P29"><text:tab/>Visual : Vertical Wall - Hero hide before and after( need clever idea ) [ dropable ]</text:p>
      <text:p text:style-name="Standard"><text:span text:style-name="T30"><text:tab/>!Generation improve : it loads too damn long.<text:s/></text:span><text:span text:style-name="T31">[ should be first ] Done : 70%</text:span></text:p>
      <text:p text:style-name="Standard"/>
      <text:p text:style-name="Standard">NEW :</text:p>
      <text:p text:style-name="Standard"><text:s text:c="4"/>EQ :</text:p>
      <text:p text:style-name="P32"><text:tab/>Nowa zakładka dla składników do craftu</text:p>
      <text:p text:style-name="P33"><text:tab/>Przerobić system odporności na normalne numerki(Nie części dziesiętne)</text:p>
      <text:p text:style-name="P34"><text:tab/>System incrementacji wymaga poprawek</text:p>
      <text:p text:style-name="Standard"><text:tab/>Wyswietlanie poszczególnych incrementacji jest ułomne :)</text:p>
      <text:p text:style-name="P35"><text:tab/>Itemki powinny mieć napisane z jakiego są materiału</text:p>
      <text:p text:style-name="P36"><text:tab/>Itemki powinny mieć<text:s/>wypisane durability na slocie</text:p>
      <text:p text:style-name="P37"><text:tab/>Pasek ceny powninen być mniejszy + zawierać ikone waluty</text:p>
      <text:p text:style-name="P38"><text:tab/>Dodać skalowanie mocy itemu z jego materiałem</text:p>
      <text:p text:style-name="Standard"><text:span text:style-name="T39"><text:tab/>Dodać informacje na temat obsługi menu w odpowiednich paskach <text:s/>(<text:s/></text:span>Słabo )</text:p>
      <text:p text:style-name="P40"><text:tab/>Itemy przywracające powiny mieć w<text:s/>statytystykach że leczą</text:p>
      <text:p text:style-name="P41"><text:tab/>Wprowadzić nowe paski categori – te są paskude</text:p>
      <text:p text:style-name="Standard"><text:tab/>Miejsce kluczy – nie są komponentami</text:p>
      <text:p text:style-name="P42"><text:tab/>Sortowanie wewnątrz kategorii</text:p>
      <text:p text:style-name="P43"><text:tab/>Doszły małe wieże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44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</text:p>
      <text:p text:style-name="Standard"/>
      <text:p text:style-name="Standard"><text:s text:c="4"/>Enemy:</text:p>
      <text:p text:style-name="P45"><text:tab/>Wymyśleć poprawki w dropieniu itemów z przeciwników</text:p>
      <text:p text:style-name="Standard"><text:tab/>Dodać knockback i reakcje na slow</text:p>
      <text:p text:style-name="Standard"><text:s/><text:tab/>Wprowadzic skalowanie statystyk mobków w zależności od poziomu gracza</text:p>
      <text:p text:style-name="Standard"><text:tab/>Trochnalis potrzebuje przeróbki, animacje wyglądają słabo a ataki są nieskuteczne.</text:p>
      <text:p text:style-name="Standard"><text:tab/>Stworzyc mobka korzystającego z magi wody/powietrza.</text:p>
      <text:p text:style-name="Standard"><text:s text:c="7"/></text:p>
      <text:p text:style-name="Standard"><text:s text:c="4"/>Gameplay:</text:p>
      <text:p text:style-name="P46"><text:tab/>Przyjrzeć się generowaniu w segmenice</text:p>
      <text:p text:style-name="P47"><text:tab/>Dołożyć ekran ładowania podczas genereowania</text:p>
      <text:p text:style-name="Standard"><text:span text:style-name="T48"><text:tab/>Schować wygenereowane elementy tak żeby nie generwały się kilkukrotnie(</text:span>Bugi)</text:p>
      <text:p text:style-name="P49"><text:tab/>Poprawić ten brzydki klocek z magii ziemi</text:p>
      <text:p text:style-name="Standard"><text:tab/>W handlu dodać okno do porównywania statystyk przemiotów</text:p>
      <text:p text:style-name="P50"><text:tab/>Niszczenie beczek przy pomocy zaklęć</text:p>
      <text:p text:style-name="P51"><text:tab/>Mobki wyższego poziomu się strasznie wleką ...</text:p>
      <text:p text:style-name="Standard"><text:tab/>Wprowadzić wyważenie pomiędzy magią a mobkami</text:p>
      <text:p text:style-name="Standard"><text:tab/>Typy odporności i rodzaje obrażeń, dopasować</text:p>
      <text:p text:style-name="Standard"><text:tab/>Wprowadzić nowe zaklęcia dla każdej szkoły magii:</text:p>
      <text:p text:style-name="Standard"><text:tab/><text:tab/>Magia Ziemi :<text:s/></text:p>
      <text:p text:style-name="Standard"><text:tab/><text:tab/><text:tab/><text:span text:style-name="T52">RockBall, RockDaggers, MountainCrash, RockDance, S</text:span><text:span text:style-name="T53">lowingPlame,<text:s/></text:span></text:p>
      <text:p text:style-name="P54">EarthShield, EarthTrowBack, EarthArrmor, EarthBat, EarthDysk,<text:s/></text:p>
      <text:p text:style-name="P55">EarthClone,<text:s/></text:p>
      <text:p text:style-name="P56">EarthRAGE, EartgBlessing and Earth Weapon ( w zasadzie to z kartki )</text:p>
      <text:p text:style-name="P57"><text:tab/><text:tab/>Magia Chaosu :</text:p>
      <text:p text:style-name="P58"><text:tab/><text:tab/><text:tab/>DualSpark potrzebuje rework.</text:p>
      <text:p text:style-name="P59"><text:tab/><text:tab/>Magia Ognia :</text:p>
      <text:p text:style-name="P60"><text:tab/><text:tab/><text:tab/>&lt;do wglądu ciągle&gt;</text:p>
      <text:p text:style-name="P61"><text:tab/><text:tab/>Magia Wody:</text:p>
      <text:p text:style-name="P62"><text:tab/><text:tab/><text:tab/>&lt;do refaktoru i wglądu&gt;</text:p>
      <text:p text:style-name="P63"><text:tab/><text:tab/>Magia Wiatru:</text:p>
      <text:p text:style-name="Standard"><text:span text:style-name="T64"><text:tab/></text:span><text:span text:style-name="T65"><text:tab/></text:span><text:span text:style-name="T66"><text:tab/>&lt;do wymyslenia<text:s/></text:span><text:span text:style-name="T67">😊</text:span><text:span text:style-name="T68"><text:s/>&gt;</text:span></text:p>
      <text:p text:style-name="Standard"><text:span text:style-name="T69"><text:tab/></text:span>Ulepszyć magie Mechanika dodatkowymi efektami cząsteczek będzie ładniej i zrobi klimat</text:p>
      <text:p text:style-name="Standard"><text:tab/>Nowa mechanika : Magia ziemi<text:s/>jako wzmacnianie się z czasem</text:p>
      <text:p text:style-name="Standard"><text:tab/>Przerobić ghosta na skill ( takiego co da się włożyć do skill base )</text:p>
      <text:p text:style-name="Standard"><text:tab/>Uczynić więcej obiektów na mapie zniszczlnymi.</text:p>
      <text:p text:style-name="Standard"><text:tab/>Osłabić szybkie chodzenie [ Gracz porusza się za szybko po jego otrzymaniu ]</text:p>
      <text:p text:style-name="Standard"><text:tab/>Broń powinna zaklinać się żywiołem i zadawać inne obrażenia.</text:p>
      <text:p text:style-name="Standard"><text:tab/>Przerzucić się na jakieś trello czy cos …</text:p>
      <text:p text:style-name="Standard"><text:tab/>Uzupełnic grafiki : EarthWall i skończyć Earth Needle</text:p>
      <text:p text:style-name="Standard"/>
      <text:p text:style-name="Standard"><text:tab/>VerticalWallCrush to add</text:p>
      <text:p text:style-name="Standard"><text:tab/><text:span text:style-name="T70">Gate and keys to a</text:span><text:span text:style-name="T71">dd.</text:span></text:p>
      <text:p text:style-name="P72"><text:tab/></text:p>
      <text:p text:style-name="Standard"><text:span text:style-name="T73"><text:tab/></text:span>Wymyśleć jakiś sensowny sposób na umieszcznie kluczy w labiryncie.</text:p>
      <text:p text:style-name="Standard"/>
      <text:p text:style-name="Standard"><text:s text:c="4"/>Mapa:</text:p>
      <text:p text:style-name="P74"><text:tab/>Grafiki map</text:p>
      <text:p text:style-name="P75"><text:tab/>Resetowanie się wszystkich mobków i skrzynek po zmianie poziomu :)</text:p>
      <text:p text:style-name="Standard"><text:tab/>MapManager ciągle oczekuje na ukończenie</text:p>
      <text:p text:style-name="Standard"><text:tab/>Uzupełnić opisy małych wież<text:s/><text:span text:style-name="T76">😊</text:span><text:s/>póki co sa beznadziejne.</text:p>
      <text:p text:style-name="Standard"/>
      <text:p text:style-name="Standard">BUGFIX :</text:p>
      <text:p text:style-name="P77"><text:s text:c="3"/>Przewijanie w jednej zakładce nie działa prawidłowo klocek wyskakuje w sciane</text:p>
      <text:p text:style-name="P78"><text:s text:c="3"/>(!)W zakładce Skilli w 2 rzedzie rzuca out_of_bound po nacisnieciu w prawo</text:p>
      <text:p text:style-name="Standard"><text:s text:c="3"/>(?)Itemki z craftu nie powinny mieć premii</text:p>
      <text:p text:style-name="P79"><text:s text:c="2"/><text:s/>(?)Itemki nie skalują się z rzeczywistymi wartościami</text:p>
      <text:p text:style-name="P80"><text:s text:c="3"/>(?)Wyeliminować przeciwników chodzących tyłem</text:p>
      <text:p text:style-name="Standard"><text:s text:c="3"/>Trochnalis baseDead animation nie działa</text:p>
      <text:p text:style-name="Standard"><text:s text:c="3"/>(?)Poprawić mobkom omijanie przeszkód poprzez poprawkę w CollisionBoxie</text:p>
      <text:p text:style-name="Standard"><text:s text:c="3"/>Itemki nie mogą<text:s/>pozostawać nad bohaterem</text:p>
      <text:p text:style-name="P81"><text:s text:c="3"/>(?)Trochnalis ma problem z animacją w prawo</text:p>
      <text:p text:style-name="P82"><text:s text:c="3"/>(!)Przy zmianie planszy FLA-S próbował skorzystać ze zwolnionej uprzednio instancji Astara</text:p>
      <text:p text:style-name="P83"><text:s text:c="3"/>(!)Klocek rzucił błędem :) nie wiem czy da się zreplikować</text:p>
      <text:p text:style-name="Standard"><text:s text:c="3"/>Naprawić błąd przez który mobki nie zadają graczowi zadnych obrażeń.</text:p>
      <text:p text:style-name="Standard"/>
      <text:p text:style-name="Standard">STATUS GRY : Grywalna<text:s/>ale nudn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0 0 4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MS Mincho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dnoteText" style:display-name="Endnote Text" style:family="paragraph" style:parent-style-name="Normal">
      <style:text-properties style:font-name-complex="Mangal" fo:font-size="10pt" style:font-size-asian="10pt" style:font-size-complex="9pt" fo:hyphenate="false"/>
    </style:style>
    <style:style style:name="EndnoteTextChar" style:display-name="Endnote Text Char" style:family="text" style:parent-style-name="DefaultParagraphFont">
      <style:text-properties style:font-name-complex="Mangal" fo:font-size="10pt" style:font-size-asian="10pt" style:font-size-complex="9pt"/>
    </style:style>
    <style:style style:name="EndnoteReference" style:display-name="Endnote Reference" style:family="text" style:parent-style-name="DefaultParagraphFon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ta, Marcin (Nokia - PL/Krakow)</dc:creator>
    <meta:creation-date>2019-03-10T13:07:00Z</meta:creation-date>
    <dc:date>2019-08-22T15:42:00Z</dc:date>
    <meta:template xlink:href="Normal.dotm" xlink:type="simple"/>
    <meta:editing-cycles>31</meta:editing-cycles>
    <meta:editing-duration>PT559260S</meta:editing-duration>
    <meta:document-statistic meta:page-count="1" meta:paragraph-count="9" meta:word-count="703" meta:character-count="4913" meta:row-count="35" meta:non-whitespace-character-count="4219"/>
  </office:meta>
</office:document-meta>
</file>